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1656" calcext:value-type="float">
            <text:p>82.5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0176" calcext:value-type="float">
            <text:p>82.1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3664" calcext:value-type="float">
            <text:p>81.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308" calcext:value-type="float">
            <text:p>81.7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603</text:p>
          </table:table-cell>
          <table:table-cell office:value-type="string" calcext:value-type="string">
            <text:p>Westway NE Quad</text:p>
          </table:table-cell>
          <table:table-cell office:value-type="string" calcext:value-type="string">
            <text:p>197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